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19cm"/>
    </style:style>
    <style:style style:name="co2" style:family="table-column">
      <style:table-column-properties fo:break-before="auto" style:column-width="5.94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3.366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205cm" fo:break-before="auto" style:use-optimal-row-height="false"/>
    </style:style>
    <style:style style:name="ro2" style:family="table-row">
      <style:table-row-properties style:row-height="3.149cm" fo:break-before="auto" style:use-optimal-row-height="false"/>
    </style:style>
    <style:style style:name="ro3" style:family="table-row">
      <style:table-row-properties style:row-height="0.617cm" fo:break-before="auto" style:use-optimal-row-height="true"/>
    </style:style>
    <style:style style:name="ro4" style:family="table-row">
      <style:table-row-properties style:row-height="3.351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164cm" fo:break-before="auto" style:use-optimal-row-height="true"/>
    </style:style>
    <style:style style:name="ro7" style:family="table-row">
      <style:table-row-properties style:row-height="2.258cm" fo:break-before="auto" style:use-optimal-row-height="true"/>
    </style:style>
    <style:style style:name="ro8" style:family="table-row">
      <style:table-row-properties style:row-height="2.805cm" fo:break-before="auto" style:use-optimal-row-height="true"/>
    </style:style>
    <style:style style:name="ro9" style:family="table-row">
      <style:table-row-properties style:row-height="2.249cm" fo:break-before="auto" style:use-optimal-row-height="false"/>
    </style:style>
    <style:style style:name="ro10" style:family="table-row">
      <style:table-row-properties style:row-height="4.445cm" fo:break-before="auto" style:use-optimal-row-height="true"/>
    </style:style>
    <style:style style:name="ro11" style:family="table-row">
      <style:table-row-properties style:row-height="3.898cm" fo:break-before="auto" style:use-optimal-row-height="true"/>
    </style:style>
    <style:style style:name="ro1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7">
      <style:table-cell-properties style:text-align-source="fix" style:repeat-content="false" fo:wrap-option="wra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17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6"/>
        <table:table-column table:style-name="co7" table:default-cell-style-name="ce15"/>
        <table:table-column table:style-name="co8" table:default-cell-style-name="Default"/>
        <table:table-column table:style-name="co8" table:number-columns-repeated="16375" table:default-cell-style-name="ce6"/>
        <table:table-row table:style-name="ro1">
          <table:table-cell table:style-name="ce3" office:value-type="string" calcext:value-type="string">
            <text:p>Хостинг</text:p>
          </table:table-cell>
          <table:table-cell table:style-name="ce7" office:value-type="string" calcext:value-type="string">
            <text:p>Статус</text:p>
          </table:table-cell>
          <table:table-cell table:style-name="ce7" office:value-type="string" calcext:value-type="string">
            <text:p>Значение риска proxycheck.io (APIv3)</text:p>
          </table:table-cell>
          <table:table-cell table:style-name="ce7" office:value-type="string" calcext:value-type="string">
            <text:p>Преимущества</text:p>
          </table:table-cell>
          <table:table-cell table:style-name="ce7" office:value-type="string" calcext:value-type="string">
            <text:p>Недостатки</text:p>
          </table:table-cell>
          <table:table-cell table:style-name="ce7" office:value-type="string" calcext:value-type="string">
            <text:p>Расположение хостинга</text:p>
          </table:table-cell>
          <table:table-cell table:style-name="ce7" office:value-type="string" calcext:value-type="string">
            <text:p>Расположение серверов</text:p>
          </table:table-cell>
          <table:table-cell table:style-name="ce14" office:value-type="string" calcext:value-type="string">
            <text:p>Минимальная цена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<text:a xlink:href="https://hostiko.com.ua/" xlink:type="simple">Hostiko</text:a></text:p>
          </table:table-cell>
          <table:table-cell office:value-type="string" calcext:value-type="string">
            <text:p>«Грязный» IP серверов</text:p>
          </table:table-cell>
          <table:table-cell/>
          <table:table-cell office:value-type="string" calcext:value-type="string">
            <text:p>Низкая цена, «чистый» IP серверов в Германии</text:p>
          </table:table-cell>
          <table:table-cell office:value-type="string" calcext:value-type="string">
            <text:p>Локация серверов в Германии определяется как Украина</text:p>
          </table:table-cell>
          <table:table-cell office:value-type="string" calcext:value-type="string">
            <text:p>Украина</text:p>
          </table:table-cell>
          <table:table-cell table:style-name="ce11" office:value-type="string" calcext:value-type="string">
            <text:p>Украина Германия Польша</text:p>
          </table:table-cell>
          <table:table-cell office:value-type="currency" office:currency="USD" office:value="3.5" calcext:value-type="currency">
            <text:p>$3,5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<text:a xlink:href="https://www.bitcoin-vps.com/cgi-bin/link.php?code=79cd6e46f5" xlink:type="simple">Njalla</text:a></text:p>
          </table:table-cell>
          <table:table-cell office:value-type="string" calcext:value-type="string">
            <text:p>«Грязный» IP хостинга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<text:a xlink:href="https://www.bitcoin-vps.com/cgi-bin/link.php?code=6da5759143" xlink:type="simple">Profvds</text:a>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«Чистый» IP серверов</text:p>
          </table:table-cell>
          <table:table-cell office:value-type="string" calcext:value-type="string">
            <text:p>Высокая цена, странности с установкой из своего ISO-образа</text:p>
          </table:table-cell>
          <table:table-cell table:number-columns-repeated="2" office:value-type="string" calcext:value-type="string">
            <text:p>Словакия</text:p>
          </table:table-cell>
          <table:table-cell office:value-type="currency" office:currency="USD" office:value="8.5" calcext:value-type="currency">
            <text:p>$8,5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<text:a xlink:href="https://vsys.host/" xlink:type="simple">VIRTUAL SYSTEMS</text:a></text:p>
          </table:table-cell>
          <table:table-cell office:value-type="string" calcext:value-type="string">
            <text:p>«Грязный» IP хостинга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442efb8bdc" xlink:type="simple">HostZealo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b073e11d8" xlink:type="simple">Opera VP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5c7082264d" xlink:type="simple">Private Web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<text:a xlink:href="https://www.bitcoin-vps.com/cgi-bin/link.php?code=fb1529c28f" xlink:type="simple">Initech</text:a></text:p>
          </table:table-cell>
          <table:table-cell office:value-type="string" calcext:value-type="string">
            <text:p>Ресселер хостинга Vultr, у которого «Грязный» IP хостинга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c6ae45ff9c" xlink:type="simple">BlueVP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1206c12d1" xlink:type="simple">BlazingFa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6d2890430" xlink:type="simple">Cinfu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45060ed316" xlink:type="simple">Pqhosting</text:a></text:p>
          </table:table-cell>
          <table:table-cell office:value-type="string" calcext:value-type="string">
            <text:p>Может понадобиться 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220f4afac" xlink:type="simple">LegionBox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vpsbg.eu/" xlink:type="simple">VPSBG</text:a></text:p>
          </table:table-cell>
          <table:table-cell office:value-type="string" calcext:value-type="string">
            <text:p>«Грязный» IP хостинга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97bdb2a343" xlink:type="simple">ExtraVM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<text:a xlink:href="https://www.bitcoin-vps.com/cgi-bin/link.php?code=bf9be95a65" xlink:type="simple">SporeStack</text:a></text:p>
          </table:table-cell>
          <table:table-cell office:value-type="string" calcext:value-type="string">
            <text:p>Ресселер хостинга Vultr и Digital Ocean, у которых «грязный» IP хостинга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237f20716d" xlink:type="simple">SeedVPS</text:a></text:p>
          </table:table-cell>
          <table:table-cell office:value-type="string" calcext:value-type="string">
            <text:p>Может блокировать подключения через VPN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fca492f301" xlink:type="simple">FlokiNE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f71b2ed4b" xlink:type="simple">GlobalDataServ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8725ffc83" xlink:type="simple">Host-World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<text:a xlink:href="https://nicevps.net/index/?aff=26db13f8" xlink:type="simple">NiceVPS</text:a></text:p>
          </table:table-cell>
          <table:table-cell office:value-type="string" calcext:value-type="string">
            <text:p>OK (альянс)</text:p>
          </table:table-cell>
          <table:table-cell/>
          <table:table-cell office:value-type="string" calcext:value-type="string">
            <text:p>Можно покупать домены без KYC</text:p>
          </table:table-cell>
          <table:table-cell office:value-type="string" calcext:value-type="string">
            <text:p>Очень высокая цена</text:p>
          </table:table-cell>
          <table:table-cell table:style-name="ce2" office:value-type="string" calcext:value-type="string">
            <text:p>Доминика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<text:a xlink:href="https://www.bitcoin-vps.com/cgi-bin/link.php?code=8634911703" xlink:type="simple">THC Server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f332f4ec47" xlink:type="simple">Cockbox</text:a></text:p>
          </table:table-cell>
          <table:table-cell office:value-type="string" calcext:value-type="string">
            <text:p>«Грязный» IP хостинга + Не внушает доверия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7c7505d451" xlink:type="simple">Qhost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e4fb8c737f" xlink:type="simple">Justhost</text:a></text:p>
          </table:table-cell>
          <table:table-cell office:value-type="string" calcext:value-type="string">
            <text:p>«Грязный» IP серверов + Не внушает доверия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399f91594" xlink:type="simple">A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64959aaacb" xlink:type="simple">Lunanode</text:a></text:p>
          </table:table-cell>
          <table:table-cell office:value-type="string" calcext:value-type="string">
            <text:p>Может блокировать подключения через VPN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colopanel.ip-connect.net.ua/" xlink:type="simple">IP-Connec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46574e7aca" xlink:type="simple">SeiMaxim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1d140da8c" xlink:type="simple">VPSGOD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4a55964c81" xlink:type="simple">Internoc24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266155b30f" xlink:type="simple">Noez</text:a></text:p>
          </table:table-cell>
          <table:table-cell office:value-type="string" calcext:value-type="string">
            <text:p>«Грязный» IP серверов, тормознутые сервера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18318bdb1d" xlink:type="simple">Host4Coins</text:a></text:p>
          </table:table-cell>
          <table:table-cell office:value-type="string" calcext:value-type="string">
            <text:p>«Грязный» IP хостинга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<text:a xlink:href="https://www.bitcoin-vps.com/cgi-bin/link.php?code=84668e2a81" xlink:type="simple">Servting</text:a></text:p>
          </table:table-cell>
          <table:table-cell office:value-type="string" calcext:value-type="string">
            <text:p>KYC + Ресселер хостингов DigitalOcean, Vultr и Amazon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e0801e4325" xlink:type="simple">MrVM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83e9f5038e" xlink:type="simple">LiteServ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7ac771202c" xlink:type="simple">RamNod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46957d5be1" xlink:type="simple">VPSServ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889524e7e4" xlink:type="simple">HostSailo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ab13456d31" xlink:type="simple">BuyVM / Frantech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77dda61f0e" xlink:type="simple">Rockhost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e7f19f9d93" xlink:type="simple">Lineva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<text:a xlink:href="https://orangewebsite.com/" xlink:type="simple">OrangeWebsite</text:a></text:p>
          </table:table-cell>
          <table:table-cell office:value-type="string" calcext:value-type="string">
            <text:p>«Грязный» IP хостинга, очень дорогие сервера. С помощью ChatGPT определено, что IP серверов, скорее всего, тоже «грязный».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db81f2809f" xlink:type="simple">VPSBi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8">
          <table:table-cell table:style-name="ce2" office:value-type="string" calcext:value-type="string">
            <text:p><text:a xlink:href="https://www.bitcoin-vps.com/cgi-bin/link.php?code=1f5e1d58d1" xlink:type="simple">BitLaunch</text:a></text:p>
          </table:table-cell>
          <table:table-cell office:value-type="string" calcext:value-type="string">
            <text:p>Ресселер хостингов DigitalOcean, Vultr и Linode, также у них есть свои сервера, но тоже с «грязным» IP</text:p>
          </table:table-cell>
          <table:table-cell office:value-type="float" office:value="33" calcext:value-type="float">
            <text:p>33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<text:a xlink:href="https://www.bitcoin-vps.com/cgi-bin/link.php?code=a8c152b761" xlink:type="simple">Coin.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8bd07ba282" xlink:type="simple">Hostkey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7dbeda2193" xlink:type="simple">Crowncloud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b91d524cbe" xlink:type="simple">Hostwind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63a33fee9a" xlink:type="simple">CryptoHO.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b9c2292ec5" xlink:type="simple">EDIS Global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9">
          <table:table-cell table:style-name="ce2" office:value-type="string" calcext:value-type="string">
            <text:p><text:a xlink:href="https://www.bitcoin-vps.com/cgi-bin/link.php?code=e547965089" xlink:type="simple">ForexVPS</text:a></text:p>
          </table:table-cell>
          <table:table-cell office:value-type="string" calcext:value-type="string">
            <text:p>«Грязный» IP хостинга, очень дорогие и узкоспециализированные сервера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8f46e114ee" xlink:type="simple">Bacloud</text:a></text:p>
          </table:table-cell>
          <table:table-cell office:value-type="string" calcext:value-type="string">
            <text:p>Может понадобиться KYC</text:p>
          </table:table-cell>
          <table:table-cell table:number-columns-repeated="16382"/>
        </table:table-row>
        <table:table-row table:style-name="ro10">
          <table:table-cell table:style-name="ce2" office:value-type="string" calcext:value-type="string">
            <text:p><text:a xlink:href="https://www.bitcoin-vps.com/cgi-bin/link.php?code=abc9decabd" xlink:type="simple">PrivateAlps</text:a></text:p>
          </table:table-cell>
          <table:table-cell office:value-type="string" calcext:value-type="string">
            <text:p>OK (альянс?)</text:p>
          </table:table-cell>
          <table:table-cell/>
          <table:table-cell office:value-type="string" calcext:value-type="string">
            <text:p>«Чистый» IP серверов, внушает доверие</text:p>
          </table:table-cell>
          <table:table-cell office:value-type="string" calcext:value-type="string">
            <text:p>Локация серверов в Швейцарии многими сервисами определяется как США, высокая цена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<text:a xlink:href="https://www.bitcoin-vps.com/cgi-bin/link.php?code=7e3810ebe5" xlink:type="simple">3v-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84602d04f2" xlink:type="simple">Servinga (VPS2day)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78eea09366" xlink:type="simple">RackNerd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581f96f1c3" xlink:type="simple">Shock 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cb13d6573" xlink:type="simple">Eldernod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f946ca7f1" xlink:type="simple">Xet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b911a742ac" xlink:type="simple">SuperBit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f111d55c61" xlink:type="simple">Fastpipe</text:a></text:p>
          </table:table-cell>
          <table:table-cell office:value-type="string" calcext:value-type="string">
            <text:p>Закрыт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50317ed67" xlink:type="simple">Sered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35603363a7" xlink:type="simple">Javapip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975aeb290d" xlink:type="simple">Evolution Host</text:a></text:p>
          </table:table-cell>
          <table:table-cell office:value-type="string" calcext:value-type="string">
            <text:p>Может блокировать регистрацию через VPN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9a00164c6e" xlink:type="simple">Vult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xitheon.com/" xlink:type="simple">xitheon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35f95ea8b6" xlink:type="simple">Hosten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81e0bfecb8" xlink:type="simple">Hosthatch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f43758b017" xlink:type="simple">Serverhub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5d9e4f716e" xlink:type="simple">DeinServer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dc343ce2a9" xlink:type="simple">Terrahost</text:a></text:p>
          </table:table-cell>
          <table:table-cell office:value-type="string" calcext:value-type="string">
            <text:p>Может понадобиться 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f5c19aa82a" xlink:type="simple">ClientVPS</text:a></text:p>
          </table:table-cell>
          <table:table-cell office:value-type="string" calcext:value-type="string">
            <text:p>«Грязный» IP хостинга, очень дорогие сервера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712f7806e" xlink:type="simple">HostStag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a96eb1304e" xlink:type="simple">Time4VP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a60042c33f" xlink:type="simple">1984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privex.io/" xlink:type="simple">Privex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6f3a3e95f1" xlink:type="simple">AnyColo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392c8a4586" xlink:type="simple">RatioServ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35fa479a9" xlink:type="simple">CryptoVP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3f0cd8430" xlink:type="simple">Aaroli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ec5d678af3" xlink:type="simple">Mevspac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675b42efc4" xlink:type="simple">IQ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b2853c658e" xlink:type="simple">DataClub</text:a></text:p>
          </table:table-cell>
          <table:table-cell office:value-type="string" calcext:value-type="string">
            <text:p>Может понадобиться 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3a66019349" xlink:type="simple">FlyNet</text:a></text:p>
          </table:table-cell>
          <table:table-cell office:value-type="string" calcext:value-type="string">
            <text:p>Может понадобиться 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f414de5ec0" xlink:type="simple">Hostiquett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b74505f45" xlink:type="simple">VPSA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ee7cfe673a" xlink:type="simple">eComput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<text:a xlink:href="https://servers.guru/" xlink:type="simple">SERVERSGURU</text:a></text:p>
          </table:table-cell>
          <table:table-cell office:value-type="string" calcext:value-type="string">
            <text:p><text:span text:style-name="T1">«Грязный» IP серверов + Не внушает доверия: неприемлемые условия использования</text:span></text:p>
          </table:table-cell>
          <table:table-cell table:number-columns-repeated="16382"/>
        </table:table-row>
        <table:table-row table:style-name="ro5">
          <table:table-cell table:style-name="ce8" office:value-type="string" calcext:value-type="string">
            <text:p><text:a xlink:href="https://www.bitcoin-vps.com/cgi-bin/link.php?code=bd1599f102" xlink:type="simple">Ukrainian Data Network (UDN)</text:a></text:p>
          </table:table-cell>
          <table:table-cell office:value-type="string" calcext:value-type="string">
            <text:p>Нужно связываться с поддержкой, чтобы заказать сервер</text:p>
          </table:table-cell>
          <table:table-cell table:number-columns-repeated="16382"/>
        </table:table-row>
        <table:table-row table:style-name="ro10">
          <table:table-cell table:style-name="ce2" office:value-type="string" calcext:value-type="string">
            <text:p><text:a xlink:href="https://vps.one/" xlink:type="simple">VPS One</text:a></text:p>
          </table:table-cell>
          <table:table-cell office:value-type="string" calcext:value-type="string">
            <text:p>Минимальное пополнение- $10, даже если заказ на меньшую сумму + «грязный» IP хостинга + не внушает доверия: неприелемые условия и может потребовать 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ced4aeaebb" xlink:type="simple">ThunderVM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9f59382b37" xlink:type="simple">Zergrush 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incognet.io/" xlink:type="simple">IncogNET</text:a></text:p>
          </table:table-cell>
          <table:table-cell office:value-type="string" calcext:value-type="string">
            <text:p>«Грязный» IP хостинга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d4d200e1f8" xlink:type="simple">RVMcloud</text:a></text:p>
          </table:table-cell>
          <table:table-cell office:value-type="string" calcext:value-type="string">
            <text:p>SCAM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f078694d2" xlink:type="simple">AtomicNetwork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2a48625669" xlink:type="simple">Skhron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c6525492f7" xlink:type="simple">HostSlick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405643d3b7" xlink:type="simple">Webconn Technology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bfca518f15" xlink:type="simple">Domains4Bitcoin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5aa6505d71" xlink:type="simple">GoSSD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10">
          <table:table-cell office:value-type="string" calcext:value-type="string">
            <text:p><text:a xlink:href="https://rdp.sh/" xlink:type="simple">RDP.sh</text:a></text:p>
          </table:table-cell>
          <table:table-cell office:value-type="string" calcext:value-type="string">
            <text:p>OK (альянс?)</text:p>
          </table:table-cell>
          <table:table-cell table:number-columns-repeated="2"/>
          <table:table-cell office:value-type="string" calcext:value-type="string">
            <text:p>Локация серверов в Польше многими сервисами определяется как Нидерланды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<text:a xlink:href="https://www.bitcoin-vps.com/cgi-bin/link.php?code=61ac97fbb3" xlink:type="simple">1Gbits</text:a></text:p>
          </table:table-cell>
          <table:table-cell office:value-type="string" calcext:value-type="string">
            <text:p>Не внушает доверия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bcc4860343" xlink:type="simple">ServerMath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6b0b637c48" xlink:type="simple">Melbicom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<text:a xlink:href="https://www.bitcoin-vps.com/cgi-bin/link.php?code=132b684c8e" xlink:type="simple">AnonRDP</text:a></text:p>
          </table:table-cell>
          <table:table-cell office:value-type="string" calcext:value-type="string">
            <text:p>«Грязный» IP серверов + Не внушает доверия: неприемлемые условия использования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1675dfbffb" xlink:type="simple">Fort.pw</text:a></text:p>
          </table:table-cell>
          <table:table-cell office:value-type="string" calcext:value-type="string">
            <text:p>«Грязный» IP хостинга + нерабочий сайт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f968b20fe2" xlink:type="simple">Rad Web 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99c8d0a2ad" xlink:type="simple">IndoVirtue</text:a></text:p>
          </table:table-cell>
          <table:table-cell office:value-type="string" calcext:value-type="string">
            <text:p>Может блокировать регистрацию через VPN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c5c8c13944" xlink:type="simple">Namecheap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5d1b4d2eb3" xlink:type="simple">Mightweb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a3767ff981" xlink:type="simple">MeanServer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4d1f5dbe89" xlink:type="simple">SecureDragon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ff1789d25a" xlink:type="simple">WindowsVPS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b734643329" xlink:type="simple">AHnames</text:a></text:p>
          </table:table-cell>
          <table:table-cell office:value-type="string" calcext:value-type="string">
            <text:p>Ручная выдача серверов по запросу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acd6a3f845" xlink:type="simple">ChunkHost</text:a></text:p>
          </table:table-cell>
          <table:table-cell office:value-type="string" calcext:value-type="string">
            <text:p>Нерабочий сайт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62e319e8c5" xlink:type="simple">letbox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65a2b05225" xlink:type="simple">MadGeniu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38a7d8133e" xlink:type="simple">Breeze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616c04001" xlink:type="simple">TechRich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71b9666c48" xlink:type="simple">SafeAlps</text:a></text:p>
          </table:table-cell>
          <table:table-cell office:value-type="string" calcext:value-type="string">
            <text:p>Закрыт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3014f7d659" xlink:type="simple">Coins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bfd7ffe05e" xlink:type="simple">MLNL.host (Millenial)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f227a2b489" xlink:type="simple">JPStream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8ab94b3493" xlink:type="simple">InternetBrother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7eba893ea7" xlink:type="simple">Kdatacent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4ce3c958fa" xlink:type="simple">Vps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e3c0d40fa1" xlink:type="simple">Casbay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30b10d8aa3" xlink:type="simple">Mondoz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43780380a4" xlink:type="simple">Wesbyte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8168d3a1a8" xlink:type="simple">IpTransit</text:a></text:p>
          </table:table-cell>
          <table:table-cell office:value-type="string" calcext:value-type="string">
            <text:p>Нерабочий сайт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6df7e347b2" xlink:type="simple">Zappie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57210d9afd" xlink:type="simple">Web4Africa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0532d65b1b" xlink:type="simple">telasera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a7f884b005" xlink:type="simple">Ccihostin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my.xorek.cloud/" xlink:type="simple">XorekCloud</text:a></text:p>
          </table:table-cell>
          <table:table-cell office:value-type="string" calcext:value-type="string">
            <text:p>Не внушает доверия 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h2.nexus/" xlink:type="simple">h2.nexus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waicore.com/" xlink:type="simple">WAICORE</text:a></text:p>
          </table:table-cell>
          <table:table-cell office:value-type="string" calcext:value-type="string">
            <text:p>Нерабочий сайт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my.serv.host/" xlink:type="simple">Serv.Host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buqu.su/" xlink:type="simple">BUQU</text:a></text:p>
          </table:table-cell>
          <table:table-cell office:value-type="string" calcext:value-type="string">
            <text:p>Нерабочий сайт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f1bc5d5598" xlink:type="simple">VPS-mart / DatabaseMar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@ZontHost_bot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aeza.net/" xlink:type="simple">aeza</text:a></text:p>
          </table:table-cell>
          <table:table-cell office:value-type="string" calcext:value-type="string">
            <text:p>«Грязный» IP серверов, не внушает доверия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s://bill.yeezyhost.net/" xlink:type="simple">Yeezy Host</text:a></text:p>
          </table:table-cell>
          <table:table-cell office:value-type="string" calcext:value-type="string">
            <text:p>Странный админ, ненадёжный хостинг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@mak1nt0sh_robot</text:p>
          </table:table-cell>
          <table:table-cell office:value-type="string" calcext:value-type="string">
            <text:p>OK для РФ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@BenderRdp_bot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hyper.hosting/" xlink:type="simple">HYPER.HOSTING</text:a></text:p>
          </table:table-cell>
          <table:table-cell office:value-type="string" calcext:value-type="string">
            <text:p>Имеет префикс RU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c54ef87eaf" xlink:type="simple">Kernel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c12dfdebcd" xlink:type="simple">NetNexu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tophost.md/" xlink:type="simple">Top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11">
          <table:table-cell table:style-name="ce2" office:value-type="string" calcext:value-type="string">
            <text:p><text:a xlink:href="https://www.bitcoin-vps.com/cgi-bin/link.php?code=caed159d4b" xlink:type="simple">MyNymBox</text:a></text:p>
          </table:table-cell>
          <table:table-cell office:value-type="string" calcext:value-type="string">
            <text:p>«Грязный» IP хостинга. Ресселер хостингов DigitalOcean, Hetzner, и Linode. А также ресселер Contabo с очень дорогими тарифами.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b02393488d" xlink:type="simple">AlexHos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<text:a xlink:href="https://www.bitcoin-vps.com/cgi-bin/link.php?code=0db3230936" xlink:type="simple">SnowCore</text:a></text:p>
          </table:table-cell>
          <table:table-cell office:value-type="string" calcext:value-type="string">
            <text:p>Минимальное пополнение- 20 евро, даже если заказ на меньшую сумму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<text:a xlink:href="https://www.bitcoin-vps.com/cgi-bin/link.php?code=e125036496" xlink:type="simple">Gigablits</text:a></text:p>
          </table:table-cell>
          <table:table-cell office:value-type="string" calcext:value-type="string">
            <text:p>Ресселер хостинга DigitalOcean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12840bca1d" xlink:type="simple">VPSBrok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<text:a xlink:href="https://www.bitcoin-vps.com/cgi-bin/link.php?code=5bdb20b9d3" xlink:type="simple">SafeCloud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10">
          <table:table-cell table:style-name="ce2" office:value-type="string" calcext:value-type="string">
            <text:p><text:a xlink:href="https://www.bitcoin-vps.com/cgi-bin/link.php?code=82296ffa57" xlink:type="simple">BrilliantHost</text:a></text:p>
          </table:table-cell>
          <table:table-cell office:value-type="string" calcext:value-type="string">
            <text:p>Очень странный хостинг, который якобы даёт 2 месяца бесплатно за оплату криптовалютой, однако такая возможность доступна только через связь с поддержкой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limitedhost.org/" xlink:type="simple">LIMITEDHOST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s://ignite.host/" xlink:type="simple">IgniteHost</text:a></text:p>
          </table:table-cell>
          <table:table-cell office:value-type="string" calcext:value-type="string">
            <text:p>«Грязный» IP серверов + нерабочий сайт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t.me/MARSHALLHOST_BOT" xlink:type="simple">MARSHALLHOST_BOT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ByteBay</text:p>
          </table:table-cell>
          <table:table-cell office:value-type="string" calcext:value-type="string">
            <text:p>Нет ни сайта, ни телеграм-бота, ручная выдача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@centhost_bot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s://it-garage.pro/" xlink:type="simple">IT-GARAGE</text:a></text:p>
          </table:table-cell>
          <table:table-cell office:value-type="string" calcext:value-type="string">
            <text:p>Недавно ввели KYC при пополнении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s://www.computeman.com/" xlink:type="simple">Computeman</text:a></text:p>
          </table:table-cell>
          <table:table-cell office:value-type="string" calcext:value-type="string">
            <text:p>«Грязный» IP хостинга, очень дорогие сервера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s://prq.se/" xlink:type="simple">PRQ</text:a></text:p>
          </table:table-cell>
          <table:table-cell office:value-type="string" calcext:value-type="string">
            <text:p>Ручная выдача серверов по запросу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play2go.cloud/" xlink:type="simple">play2go</text:a></text:p>
          </table:table-cell>
          <table:table-cell office:value-type="string" calcext:value-type="string">
            <text:p>Не внушает доверия 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hostinux.com/" xlink:type="simple">hostinux</text:a></text:p>
          </table:table-cell>
          <table:table-cell office:value-type="string" calcext:value-type="string">
            <text:p>Не внушает доверия 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@Midas_Hosting_bot 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madhost.pw/" xlink:type="simple">MadHost</text:a></text:p>
          </table:table-cell>
          <table:table-cell office:value-type="string" calcext:value-type="string">
            <text:p>Не внушает доверия 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u1host.com/" xlink:type="simple">U1 HOST</text:a></text:p>
          </table:table-cell>
          <table:table-cell office:value-type="string" calcext:value-type="string">
            <text:p>Не внушает доверия 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nuxt.cloud/" xlink:type="simple">Nuxt</text:a></text:p>
          </table:table-cell>
          <table:table-cell office:value-type="string" calcext:value-type="string">
            <text:p>Не внушает доверия 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://zhujikuai.com/" xlink:type="simple">Zhujikuai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aurorix.net/" xlink:type="simple">Aurorix</text:a></text:p>
          </table:table-cell>
          <table:table-cell office:value-type="string" calcext:value-type="string">
            <text:p>Очень глючный хостинг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://hiddence.net/" xlink:type="simple">Hiddence</text:a></text:p>
          </table:table-cell>
          <table:table-cell office:value-type="string" calcext:value-type="string">
            <text:p>Не внушает доверия + очень дорогие сервера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s://defhost.co/" xlink:type="simple">defhost</text:a></text:p>
          </table:table-cell>
          <table:table-cell office:value-type="string" calcext:value-type="string">
            <text:p>Очень дорогие сервера + в альянсе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strike.bz/" xlink:type="simple">Strik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bridge-networks.net/" xlink:type="simple">BRIDGE NETWORK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altawk.com/" xlink:type="simple">Altawk</text:a></text:p>
          </table:table-cell>
          <table:table-cell office:value-type="string" calcext:value-type="string">
            <text:p>OK (Финляндия)</text:p>
          </table:table-cell>
          <table:table-cell table:number-columns-repeated="16382"/>
        </table:table-row>
        <table:table-row table:style-name="ro7">
          <table:table-cell office:value-type="string" calcext:value-type="string">
            <text:p><text:a xlink:href="https://senko.digital/" xlink:type="simple">Senko.Digital</text:a></text:p>
          </table:table-cell>
          <table:table-cell office:value-type="string" calcext:value-type="string">
            <text:p>Не внушает доверия: строгие условия использования, нельзя поднимать VPN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my.trivox.sh/" xlink:type="simple">Trivox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btcserver.net/" xlink:type="simple">BTC Server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<text:a xlink:href="https://psb.hosting/" xlink:type="simple">psb.hosting</text:a></text:p>
          </table:table-cell>
          <table:table-cell office:value-type="string" calcext:value-type="string">
            <text:p><text:span text:style-name="T1">Не внушает доверия: н</text:span>еприемлемые условия использования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www.ethernetservers.com/" xlink:type="simple">ETHERNETSERVERS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lnvps.net/" xlink:type="simple">LNVPS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@dhostVPS_bot</text:p>
          </table:table-cell>
          <table:table-cell office:value-type="string" calcext:value-type="string">
            <text:p>«Грязный» IP серверов</text:p>
          </table:table-cell>
          <table:table-cell office:value-type="float" office:value="33" calcext:value-type="float">
            <text:p>33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<text:a xlink:href="https://qwins.co/" xlink:type="simple">QWINS</text:a></text:p>
          </table:table-cell>
          <table:table-cell office:value-type="string" calcext:value-type="string">
            <text:p>Не внушает доверия 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@yale_s_bot</text:p>
          </table:table-cell>
          <table:table-cell office:value-type="string" calcext:value-type="string">
            <text:p>Нельзя использовать VPN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Kyonix</text:p>
          </table:table-cell>
          <table:table-cell office:value-type="string" calcext:value-type="string">
            <text:p>Нет ни сайта, ни телеграм-бота, ручная выдача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s://koara.cloud/" xlink:type="simple">Koara</text:a></text:p>
          </table:table-cell>
          <table:table-cell office:value-type="string" calcext:value-type="string">
            <text:p>Сервера в Германии, но хостинг явно РФ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hammervm.com/" xlink:type="simple">HammerVM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vpshostingservice.co/" xlink:type="simple">VPS Hosting Service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dedimax.com/" xlink:type="simple">DEDIMAX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www.host.ag/" xlink:type="simple">Host.ag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serverfield.com.tw/" xlink:type="simple">Server Field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coretek.host/" xlink:type="simple">Coretek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monovm.com/" xlink:type="simple">MonoVM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server9.cloud/" xlink:type="simple">SERVER9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my.kuroit.com/" xlink:type="simple">kuroit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link-host.net/" xlink:type="simple">Link-Host</text:a></text:p>
          </table:table-cell>
          <table:table-cell office:value-type="string" calcext:value-type="string">
            <text:p>«Грязный» IP серверов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@dedikcc_bo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noackhosting.se/" xlink:type="simple">NO ACK HOSTING</text:a></text:p>
          </table:table-cell>
          <table:table-cell office:value-type="string" calcext:value-type="string">
            <text:p>OK (альянс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rdp.monster/" xlink:type="simple">rdp.monster</text:a></text:p>
          </table:table-cell>
          <table:table-cell office:value-type="string" calcext:value-type="string">
            <text:p>OK (альянс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hostealo.es/" xlink:type="simple">Hostealo</text:a></text:p>
          </table:table-cell>
          <table:table-cell office:value-type="string" calcext:value-type="string">
            <text:p>KYC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<text:a xlink:href="https://my.vdsok.guru/" xlink:type="simple">VDSOK</text:a></text:p>
          </table:table-cell>
          <table:table-cell office:value-type="string" calcext:value-type="string">
            <text:p>IP Швейцарии определяется как RU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<text:a xlink:href="https://msk.sh/" xlink:type="simple">Moscow Server</text:a></text:p>
          </table:table-cell>
          <table:table-cell office:value-type="string" calcext:value-type="string">
            <text:p>OK для РФ</text:p>
          </table:table-cell>
          <table:table-cell office:value-type="float" office:value="33" calcext:value-type="float">
            <text:p>33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@biil_robo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381"/>
        </table:table-row>
        <table:table-row table:style-name="ro12" table:visibility="filter">
          <table:table-cell table:number-columns-repeated="16384"/>
        </table:table-row>
        <table:table-row table:style-name="ro10">
          <table:table-cell office:value-type="string" calcext:value-type="string">
            <text:p><text:a xlink:href="https://vdsina.com/" xlink:type="simple">VDSina</text:a></text:p>
          </table:table-cell>
          <table:table-cell office:value-type="string" calcext:value-type="string">
            <text:p>Минимальное пополнение- $20, даже если заказ на меньшую сумму</text:p>
          </table:table-cell>
          <table:table-cell table:number-columns-repeated="16382"/>
        </table:table-row>
        <table:table-row table:style-name="ro12" table:number-rows-repeated="1048366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H20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.00.0000</text:date>, <text:time style:data-style-name="N2" text:time-value="18:05:22.035819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2:07:29.258708339</meta:creation-date>
    <dc:date>2025-11-23T21:12:10.646385465</dc:date>
    <meta:editing-duration>P27DT4H51M58S</meta:editing-duration>
    <meta:editing-cycles>147</meta:editing-cycles>
    <meta:generator>LibreOffice/24.8.7.2$Linux_X86_64 LibreOffice_project/480$Build-2</meta:generator>
    <meta:document-statistic meta:table-count="1" meta:cell-count="441" meta:object-count="0"/>
  </office:meta>
</office:document-meta>
</file>